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CC08AFB824DC2588.png" manifest:media-type="image/png"/>
  <manifest:file-entry manifest:full-path="Pictures/100000010000020000000200C874804A7AC5D63F.png" manifest:media-type="image/png"/>
  <manifest:file-entry manifest:full-path="Pictures/100000010000020000000200BD579032A0482DE8.png" manifest:media-type="image/png"/>
  <manifest:file-entry manifest:full-path="Pictures/100000010000020000000200E28F36200AF7892F.png" manifest:media-type="image/png"/>
  <manifest:file-entry manifest:full-path="Pictures/10000001000002000000020016F44D7A8B33836A.png" manifest:media-type="image/png"/>
  <manifest:file-entry manifest:full-path="Pictures/1000000100000200000002001C3E86906FDA46ED.png" manifest:media-type="image/png"/>
  <manifest:file-entry manifest:full-path="Pictures/1000000100000200000002000AB726983E014D3E.png" manifest:media-type="image/png"/>
  <manifest:file-entry manifest:full-path="Pictures/10000001000002000000020016C4206BBEDE58ED.png" manifest:media-type="image/png"/>
  <manifest:file-entry manifest:full-path="Pictures/1000000100000200000002000079B6CC665ED662.png" manifest:media-type="image/png"/>
  <manifest:file-entry manifest:full-path="Pictures/10000001000002000000020044C18465E415BE84.png" manifest:media-type="image/png"/>
  <manifest:file-entry manifest:full-path="Pictures/10000001000002000000020073E5856143C86509.png" manifest:media-type="image/png"/>
  <manifest:file-entry manifest:full-path="Pictures/100000010000020000000200468970B005328C09.png" manifest:media-type="image/png"/>
  <manifest:file-entry manifest:full-path="Pictures/1000000100000200000002004A18CC1B667DD341.png" manifest:media-type="image/png"/>
  <manifest:file-entry manifest:full-path="Pictures/100000010000020000000200E399E3279751972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544cm" fo:min-width="1.445cm"/>
    </style:style>
    <style:style style:name="gr3" style:family="graphic" style:parent-style-name="Object_20_with_20_no_20_fill_20_and_20_no_20_line">
      <style:graphic-properties draw:textarea-horizontal-align="center" draw:textarea-vertical-align="middle" draw:shadow="hidden" loext:glow-radius="0.106cm" loext:glow-color="#ffff00" loext:glow-transparency="5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shadow="hidden" loext:glow-radius="0.106cm" loext:glow-color="#2a6099" loext:glow-transparency="5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shadow="hidden" loext:glow-radius="0.106cm" loext:glow-color="#ff4000" loext:glow-transparency="5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shadow="hidden" loext:glow-radius="0.106cm" loext:glow-color="#55308d" loext:glow-transparency="50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shadow="hidden" loext:glow-radius="0.106cm" loext:glow-color="#bbe33d" loext:glow-transparency="50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shadow="hidden" loext:glow-radius="0.106cm" loext:glow-color="#bf819e" loext:glow-transparency="50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Object_20_with_20_no_20_fill_20_and_20_no_20_line">
      <style:graphic-properties draw:textarea-horizontal-align="center" draw:textarea-vertical-align="middle" draw:shadow-opacity="100%" draw:color-mode="standard" draw:luminance="0%" draw:contrast="-5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46cm" svg:height="2.146cm" svg:x="16.24cm" svg:y="20.444cm">
          <draw:image xlink:href="Pictures/100000010000020000000200C874804A7AC5D63F.png" xlink:type="simple" xlink:show="embed" xlink:actuate="onLoad" draw:mime-type="image/png">
            <text:p/>
          </draw:image>
        </draw:frame>
        <draw:frame draw:style-name="gr1" draw:text-style-name="P1" draw:layer="layout" svg:width="3.175cm" svg:height="3.175cm" svg:x="14.97cm" svg:y="21.637cm">
          <draw:image xlink:href="Pictures/1000000100000200000002004A18CC1B667DD341.png" xlink:type="simple" xlink:show="embed" xlink:actuate="onLoad" draw:mime-type="image/png">
            <text:p/>
          </draw:image>
        </draw:frame>
        <draw:frame draw:style-name="gr1" draw:text-style-name="P1" draw:layer="layout" svg:width="2.222cm" svg:height="2.222cm" svg:x="3.54cm" svg:y="23.543cm">
          <draw:image xlink:href="Pictures/100000010000020000000200E28F36200AF7892F.png" xlink:type="simple" xlink:show="embed" xlink:actuate="onLoad" draw:mime-type="image/png">
            <text:p/>
          </draw:image>
        </draw:frame>
        <draw:frame draw:style-name="gr1" draw:text-style-name="P1" draw:layer="layout" svg:width="2.884cm" svg:height="2.884cm" svg:x="2.27cm" svg:y="1.635cm">
          <draw:image xlink:href="Pictures/10000001000002000000020044C18465E415BE84.png" xlink:type="simple" xlink:show="embed" xlink:actuate="onLoad" draw:mime-type="image/png">
            <text:p/>
          </draw:image>
        </draw:frame>
        <draw:frame draw:style-name="gr1" draw:text-style-name="P1" draw:layer="layout" svg:width="3.02cm" svg:height="3.02cm" svg:x="8.937cm" svg:y="1.79cm">
          <draw:image xlink:href="Pictures/10000001000002000000020016C4206BBEDE58ED.png" xlink:type="simple" xlink:show="embed" xlink:actuate="onLoad" draw:mime-type="image/png">
            <text:p/>
          </draw:image>
        </draw:frame>
        <draw:frame draw:style-name="gr1" draw:text-style-name="P1" draw:layer="layout" svg:width="1.857cm" svg:height="1.857cm" svg:x="4.54cm" svg:y="3.27cm">
          <draw:image xlink:href="Pictures/10000001000002000000020016F44D7A8B33836A.png" xlink:type="simple" xlink:show="embed" xlink:actuate="onLoad" draw:mime-type="image/png">
            <text:p/>
          </draw:image>
        </draw:frame>
        <draw:frame draw:style-name="gr1" draw:text-style-name="P1" draw:layer="layout" svg:width="3.175cm" svg:height="3.175cm" svg:x="14.652cm" svg:y="1.635cm">
          <draw:image xlink:href="Pictures/1000000100000200000002001C3E86906FDA46ED.png" xlink:type="simple" xlink:show="embed" xlink:actuate="onLoad" draw:mime-type="image/png">
            <text:p/>
          </draw:image>
        </draw:frame>
        <draw:frame draw:style-name="gr1" draw:text-style-name="P1" draw:layer="layout" svg:width="1.405cm" svg:height="1.405cm" svg:x="16.557cm" svg:y="3.405cm">
          <draw:image xlink:href="Pictures/1000000100000200000002000AB726983E014D3E.png" xlink:type="simple" xlink:show="embed" xlink:actuate="onLoad" draw:mime-type="image/png">
            <text:p/>
          </draw:image>
        </draw:frame>
        <draw:custom-shape draw:style-name="gr2" draw:text-style-name="P1" draw:layer="layout" svg:width="2.222cm" svg:height="1.588cm" svg:x="6.397cm" svg:y="2.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222cm" svg:height="1.588cm" svg:x="12.43cm" svg:y="2.2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54cm" svg:height="2.54cm" svg:x="9.255cm" svg:y="7.985cm">
          <draw:image xlink:href="Pictures/100000010000020000000200E28F36200AF7892F.png" xlink:type="simple" xlink:show="embed" xlink:actuate="onLoad" draw:mime-type="image/png">
            <text:p/>
          </draw:image>
        </draw:frame>
        <draw:frame draw:style-name="gr1" draw:text-style-name="P1" draw:layer="layout" svg:width="3.175cm" svg:height="3.175cm" svg:x="1.952cm" svg:y="7.35cm">
          <draw:image xlink:href="Pictures/1000000100000200000002001C3E86906FDA46ED.png" xlink:type="simple" xlink:show="embed" xlink:actuate="onLoad" draw:mime-type="image/png">
            <text:p/>
          </draw:image>
        </draw:frame>
        <draw:frame draw:style-name="gr1" draw:text-style-name="P1" draw:layer="layout" svg:width="1.405cm" svg:height="1.405cm" svg:x="3.857cm" svg:y="9.437cm">
          <draw:image xlink:href="Pictures/1000000100000200000002000AB726983E014D3E.png" xlink:type="simple" xlink:show="embed" xlink:actuate="onLoad" draw:mime-type="image/png">
            <text:p/>
          </draw:image>
        </draw:frame>
        <draw:custom-shape draw:style-name="gr2" draw:text-style-name="P1" draw:layer="layout" svg:width="2.222cm" svg:height="1.588cm" svg:x="6.398cm" svg:y="8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222cm" svg:height="1.588cm" svg:x="12.43cm" svg:y="8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175cm" svg:height="3.175cm" svg:x="14.97cm" svg:y="7.35cm">
          <draw:image xlink:href="Pictures/10000001000002000000020016F44D7A8B33836A.png" xlink:type="simple" xlink:show="embed" xlink:actuate="onLoad" draw:mime-type="image/png">
            <text:p/>
          </draw:image>
        </draw:frame>
        <draw:frame draw:style-name="gr1" draw:text-style-name="P1" draw:layer="layout" svg:width="3.175cm" svg:height="3.175cm" svg:x="1.952cm" svg:y="13.382cm">
          <draw:image xlink:href="Pictures/1000000100000200000002001C3E86906FDA46ED.png" xlink:type="simple" xlink:show="embed" xlink:actuate="onLoad" draw:mime-type="image/png">
            <text:p/>
          </draw:image>
        </draw:frame>
        <draw:frame draw:style-name="gr1" draw:text-style-name="P1" draw:layer="layout" svg:width="1.405cm" svg:height="1.405cm" svg:x="3.857cm" svg:y="15.469cm">
          <draw:image xlink:href="Pictures/1000000100000200000002000AB726983E014D3E.png" xlink:type="simple" xlink:show="embed" xlink:actuate="onLoad" draw:mime-type="image/png">
            <text:p/>
          </draw:image>
        </draw:frame>
        <draw:frame draw:style-name="gr1" draw:text-style-name="P1" draw:layer="layout" svg:width="3.493cm" svg:height="3.493cm" svg:x="7.032cm" svg:y="13.064cm">
          <draw:image xlink:href="Pictures/10000001000002000000020016F44D7A8B33836A.png" xlink:type="simple" xlink:show="embed" xlink:actuate="onLoad" draw:mime-type="image/png">
            <text:p/>
          </draw:image>
        </draw:frame>
        <draw:frame draw:style-name="gr1" draw:text-style-name="P1" draw:layer="layout" svg:width="2.675cm" svg:height="2.675cm" svg:x="4.492cm" svg:y="13.565cm">
          <draw:image xlink:href="Pictures/1000000100000200000002000079B6CC665ED662.png" xlink:type="simple" xlink:show="embed" xlink:actuate="onLoad" draw:mime-type="image/png">
            <text:p/>
          </draw:image>
        </draw:frame>
        <draw:custom-shape draw:style-name="gr2" draw:text-style-name="P1" draw:layer="layout" svg:width="2.222cm" svg:height="1.588cm" svg:x="11.16cm" svg:y="14.3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991cm" svg:height="2.991cm" svg:x="3.54cm" svg:y="21.002cm">
          <draw:image xlink:href="Pictures/100000010000020000000200468970B005328C09.png" xlink:type="simple" xlink:show="embed" xlink:actuate="onLoad" draw:mime-type="image/png">
            <text:p/>
          </draw:image>
        </draw:frame>
        <draw:frame draw:style-name="gr1" draw:text-style-name="P1" draw:layer="layout" svg:width="1.403cm" svg:height="1.403cm" svg:x="3.857cm" svg:y="22.272cm">
          <draw:image xlink:href="Pictures/10000001000002000000020073E5856143C86509.png" xlink:type="simple" xlink:show="embed" xlink:actuate="onLoad" draw:mime-type="image/png">
            <text:p/>
          </draw:image>
        </draw:frame>
        <draw:frame draw:style-name="gr1" draw:text-style-name="P1" draw:layer="layout" svg:width="1.218cm" svg:height="1.155cm" svg:x="1.952cm" svg:y="19.097cm">
          <draw:image xlink:href="Pictures/1000000100000200000002001C3E86906FDA46ED.png" xlink:type="simple" xlink:show="embed" xlink:actuate="onLoad" draw:mime-type="image/png">
            <text:p/>
          </draw:image>
        </draw:frame>
        <draw:frame draw:style-name="gr3" draw:text-style-name="P1" draw:layer="layout" svg:width="0.539cm" svg:height="0.511cm" svg:x="2.683cm" svg:y="19.856cm">
          <draw:image xlink:href="Pictures/1000000100000200000002000AB726983E014D3E.png" xlink:type="simple" xlink:show="embed" xlink:actuate="onLoad" draw:mime-type="image/png">
            <text:p/>
          </draw:image>
        </draw:frame>
        <draw:frame draw:style-name="gr1" draw:text-style-name="P1" draw:layer="layout" svg:width="1.218cm" svg:height="1.155cm" svg:x="3.54cm" svg:y="18.145cm">
          <draw:image xlink:href="Pictures/1000000100000200000002001C3E86906FDA46ED.png" xlink:type="simple" xlink:show="embed" xlink:actuate="onLoad" draw:mime-type="image/png">
            <text:p/>
          </draw:image>
        </draw:frame>
        <draw:frame draw:style-name="gr4" draw:text-style-name="P1" draw:layer="layout" svg:width="0.539cm" svg:height="0.511cm" svg:x="4.271cm" svg:y="18.904cm">
          <draw:image xlink:href="Pictures/1000000100000200000002000AB726983E014D3E.png" xlink:type="simple" xlink:show="embed" xlink:actuate="onLoad" draw:mime-type="image/png">
            <text:p/>
          </draw:image>
        </draw:frame>
        <draw:frame draw:style-name="gr1" draw:text-style-name="P1" draw:layer="layout" svg:width="1.218cm" svg:height="1.155cm" svg:x="3.222cm" svg:y="19.732cm">
          <draw:image xlink:href="Pictures/1000000100000200000002001C3E86906FDA46ED.png" xlink:type="simple" xlink:show="embed" xlink:actuate="onLoad" draw:mime-type="image/png">
            <text:p/>
          </draw:image>
        </draw:frame>
        <draw:frame draw:style-name="gr5" draw:text-style-name="P1" draw:layer="layout" svg:width="0.539cm" svg:height="0.511cm" svg:x="3.953cm" svg:y="20.491cm">
          <draw:image xlink:href="Pictures/1000000100000200000002000AB726983E014D3E.png" xlink:type="simple" xlink:show="embed" xlink:actuate="onLoad" draw:mime-type="image/png">
            <text:p/>
          </draw:image>
        </draw:frame>
        <draw:frame draw:style-name="gr1" draw:text-style-name="P1" draw:layer="layout" svg:width="1.218cm" svg:height="1.155cm" svg:x="4.492cm" svg:y="19.415cm">
          <draw:image xlink:href="Pictures/1000000100000200000002001C3E86906FDA46ED.png" xlink:type="simple" xlink:show="embed" xlink:actuate="onLoad" draw:mime-type="image/png">
            <text:p/>
          </draw:image>
        </draw:frame>
        <draw:frame draw:style-name="gr6" draw:text-style-name="P1" draw:layer="layout" svg:width="0.539cm" svg:height="0.511cm" svg:x="5.223cm" svg:y="20.174cm">
          <draw:image xlink:href="Pictures/1000000100000200000002000AB726983E014D3E.png" xlink:type="simple" xlink:show="embed" xlink:actuate="onLoad" draw:mime-type="image/png">
            <text:p/>
          </draw:image>
        </draw:frame>
        <draw:frame draw:style-name="gr1" draw:text-style-name="P1" draw:layer="layout" svg:width="1.218cm" svg:height="1.155cm" svg:x="4.81cm" svg:y="18.145cm">
          <draw:image xlink:href="Pictures/1000000100000200000002001C3E86906FDA46ED.png" xlink:type="simple" xlink:show="embed" xlink:actuate="onLoad" draw:mime-type="image/png">
            <text:p/>
          </draw:image>
        </draw:frame>
        <draw:frame draw:style-name="gr7" draw:text-style-name="P1" draw:layer="layout" svg:width="0.539cm" svg:height="0.511cm" svg:x="5.541cm" svg:y="18.904cm">
          <draw:image xlink:href="Pictures/1000000100000200000002000AB726983E014D3E.png" xlink:type="simple" xlink:show="embed" xlink:actuate="onLoad" draw:mime-type="image/png">
            <text:p/>
          </draw:image>
        </draw:frame>
        <draw:frame draw:style-name="gr1" draw:text-style-name="P1" draw:layer="layout" svg:width="1.218cm" svg:height="1.155cm" svg:x="5.762cm" svg:y="20.05cm">
          <draw:image xlink:href="Pictures/1000000100000200000002001C3E86906FDA46ED.png" xlink:type="simple" xlink:show="embed" xlink:actuate="onLoad" draw:mime-type="image/png">
            <text:p/>
          </draw:image>
        </draw:frame>
        <draw:frame draw:style-name="gr8" draw:text-style-name="P1" draw:layer="layout" svg:width="0.539cm" svg:height="0.511cm" svg:x="6.493cm" svg:y="20.809cm">
          <draw:image xlink:href="Pictures/1000000100000200000002000AB726983E014D3E.png" xlink:type="simple" xlink:show="embed" xlink:actuate="onLoad" draw:mime-type="image/png">
            <text:p/>
          </draw:image>
        </draw:frame>
        <draw:line draw:style-name="gr9" draw:text-style-name="P2" draw:layer="layout" svg:x1="2.587cm" svg:y1="21.32cm" svg:x2="2.587cm" svg:y2="25.765cm">
          <text:p/>
        </draw:line>
        <draw:line draw:style-name="gr9" draw:text-style-name="P2" draw:layer="layout" svg:x1="7.032cm" svg:y1="21.637cm" svg:x2="7.032cm" svg:y2="26.082cm">
          <text:p/>
        </draw:line>
        <draw:frame draw:style-name="gr1" draw:text-style-name="P1" draw:layer="layout" svg:width="3.493cm" svg:height="3.493cm" svg:x="14.652cm" svg:y="13.065cm">
          <draw:image xlink:href="Pictures/100000010000020000000200BD579032A0482DE8.png" xlink:type="simple" xlink:show="embed" xlink:actuate="onLoad" draw:mime-type="image/png">
            <text:p/>
          </draw:image>
        </draw:frame>
        <draw:frame draw:style-name="gr1" draw:text-style-name="P1" draw:layer="layout" svg:width="2.499cm" svg:height="2.499cm" svg:x="17.233cm" svg:y="14.652cm">
          <draw:image xlink:href="Pictures/100000010000020000000200E399E32797519722.png" xlink:type="simple" xlink:show="embed" xlink:actuate="onLoad" draw:mime-type="image/png">
            <text:p/>
          </draw:image>
        </draw:frame>
        <draw:frame draw:style-name="gr1" draw:text-style-name="P1" draw:layer="layout" svg:width="6.667cm" svg:height="6.667cm" svg:x="10.843cm" svg:y="19.415cm">
          <draw:image xlink:href="Pictures/100000010000020000000200CC08AFB824DC2588.png" xlink:type="simple" xlink:show="embed" xlink:actuate="onLoad" draw:mime-type="image/png">
            <text:p/>
          </draw:image>
        </draw:frame>
        <draw:frame draw:style-name="gr1" draw:text-style-name="P1" draw:layer="layout" svg:width="3.02cm" svg:height="3.02cm" svg:x="8.937cm" svg:y="1.79cm">
          <draw:image xlink:href="Pictures/10000001000002000000020016C4206BBEDE58ED.png" xlink:type="simple" xlink:show="embed" xlink:actuate="onLoad" draw:mime-type="image/png">
            <text:p/>
          </draw:image>
        </draw:frame>
        <draw:frame draw:style-name="gr10" draw:text-style-name="P1" draw:layer="layout" svg:width="2.067cm" svg:height="2.067cm" svg:x="13.065cm" svg:y="22.428cm">
          <draw:image xlink:href="Pictures/10000001000002000000020016C4206BBEDE58E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03:31:53.341772953</meta:creation-date>
    <dc:date>2024-12-01T03:50:29.367358268</dc:date>
    <meta:editing-duration>PT18M35S</meta:editing-duration>
    <meta:editing-cycles>3</meta:editing-cycles>
    <meta:generator>LibreOffice/7.4.7.2$Linux_X86_64 LibreOffice_project/40$Build-2</meta:generator>
    <meta:document-statistic meta:object-count="42"/>
  </office:meta>
</office:document-meta>
</file>